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4" style:family="graphic" style:parent-style-name="standard">
      <style:graphic-properties draw:fill="solid" draw:fill-color="#3465a4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09cm" svg:height="6.477cm" svg:x="6.207cm" svg:y="5.5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layer="layout" svg:width="2.191cm" svg:height="0.962cm" svg:x="3.381cm" svg:y="12.303cm">
          <draw:text-box>
            <text:p>Crime</text:p>
          </draw:text-box>
        </draw:frame>
        <draw:frame draw:style-name="gr2" draw:layer="layout" svg:width="1.649cm" svg:height="0.962cm" svg:x="9.638cm" svg:y="4.429cm">
          <draw:text-box>
            <text:p>Law</text:p>
          </draw:text-box>
        </draw:frame>
        <draw:frame draw:style-name="gr3" draw:layer="layout" svg:width="3.495cm" svg:height="1.016cm" svg:x="15.224cm" svg:y="12.049cm">
          <draw:text-box>
            <text:p>Anarchism</text:p>
          </draw:text-box>
        </draw:frame>
        <draw:custom-shape draw:style-name="gr4" draw:text-style-name="P1" draw:layer="layout" svg:width="0.889cm" svg:height="0.889cm" svg:x="10.144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2T10:13:59.624100147</meta:creation-date>
    <dc:date>2014-01-22T10:23:18.723756088</dc:date>
    <meta:editing-duration>P0D</meta:editing-duration>
    <meta:editing-cycles>1</meta:editing-cycles>
    <meta:document-statistic meta:object-count="5"/>
    <meta:generator>LibreOffice/4.1.4.2$Linux_X86_64 LibreOffice_project/410m0$Build-2</meta:generator>
  </office:meta>
</office:document-meta>
</file>